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224cm" style:rel-column-width="8574*"/>
    </style:style>
    <style:style style:name="表格1.B" style:family="table-column">
      <style:table-column-properties style:column-width="1.6cm" style:rel-column-width="6167*"/>
    </style:style>
    <style:style style:name="表格1.C" style:family="table-column">
      <style:table-column-properties style:column-width="1.672cm" style:rel-column-width="6446*"/>
    </style:style>
    <style:style style:name="表格1.D" style:family="table-column">
      <style:table-column-properties style:column-width="11.504cm" style:rel-column-width="4434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8.719cm" table:align="left"/>
    </style:style>
    <style:style style:name="表格5.A" style:family="table-column">
      <style:table-column-properties style:column-width="1.852cm"/>
    </style:style>
    <style:style style:name="表格5.B" style:family="table-column">
      <style:table-column-properties style:column-width="2.261cm"/>
    </style:style>
    <style:style style:name="表格5.C" style:family="table-column">
      <style:table-column-properties style:column-width="4.606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C1" style:family="table-cell">
      <style:table-cell-properties fo:padding="0.097cm" fo:border="0.002cm solid #000000"/>
    </style:style>
    <style:style style:name="表格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none" fo:border-top="none" fo:border-bottom="0.002cm solid #000000"/>
    </style:style>
    <style:style style:name="表格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24cm" style:rel-column-width="8574*"/>
    </style:style>
    <style:style style:name="表格2.B" style:family="table-column">
      <style:table-column-properties style:column-width="1.6cm" style:rel-column-width="6167*"/>
    </style:style>
    <style:style style:name="表格2.C" style:family="table-column">
      <style:table-column-properties style:column-width="1.672cm" style:rel-column-width="6446*"/>
    </style:style>
    <style:style style:name="表格2.D" style:family="table-column">
      <style:table-column-properties style:column-width="11.504cm" style:rel-column-width="4434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cm" table:align="left"/>
    </style:style>
    <style:style style:name="表格6.A" style:family="table-column">
      <style:table-column-properties style:column-width="1.852cm"/>
    </style:style>
    <style:style style:name="表格6.B" style:family="table-column">
      <style:table-column-properties style:column-width="2.886cm"/>
    </style:style>
    <style:style style:name="表格6.C" style:family="table-column">
      <style:table-column-properties style:column-width="12.263cm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fo:padding="0.097cm" fo:border="0.002cm solid #000000"/>
    </style:style>
    <style:style style:name="表格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6.B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224cm" style:rel-column-width="8574*"/>
    </style:style>
    <style:style style:name="表格3.B" style:family="table-column">
      <style:table-column-properties style:column-width="1.6cm" style:rel-column-width="6167*"/>
    </style:style>
    <style:style style:name="表格3.C" style:family="table-column">
      <style:table-column-properties style:column-width="1.672cm" style:rel-column-width="6446*"/>
    </style:style>
    <style:style style:name="表格3.D" style:family="table-column">
      <style:table-column-properties style:column-width="11.504cm" style:rel-column-width="44348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224cm" style:rel-column-width="8574*"/>
    </style:style>
    <style:style style:name="表格4.B" style:family="table-column">
      <style:table-column-properties style:column-width="1.6cm" style:rel-column-width="6167*"/>
    </style:style>
    <style:style style:name="表格4.C" style:family="table-column">
      <style:table-column-properties style:column-width="1.672cm" style:rel-column-width="6446*"/>
    </style:style>
    <style:style style:name="表格4.D" style:family="table-column">
      <style:table-column-properties style:column-width="11.504cm" style:rel-column-width="44348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D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7.83cm" table:align="left"/>
    </style:style>
    <style:style style:name="表格7.A" style:family="table-column">
      <style:table-column-properties style:column-width="1.852cm"/>
    </style:style>
    <style:style style:name="表格7.B" style:family="table-column">
      <style:table-column-properties style:column-width="2.189cm"/>
    </style:style>
    <style:style style:name="表格7.C" style:family="table-column">
      <style:table-column-properties style:column-width="3.789cm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7.B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8pt" style:font-name-asian="Courier New" style:font-size-asian="8pt" style:language-asian="zh" style:country-asian="TW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Standard">
      <style:text-properties style:font-name-asian="標楷體"/>
    </style:style>
    <style:style style:name="P10" style:family="paragraph" style:parent-style-name="Standard">
      <style:text-properties style:font-name-asian="標楷體" style:language-asian="zh" style:country-asian="TW"/>
    </style:style>
    <style:style style:name="P11" style:family="paragraph" style:parent-style-name="Standard" style:list-style-name="L1">
      <style:text-properties style:font-name-asian="標楷體" style:language-asian="zh" style:country-asian="TW"/>
    </style:style>
    <style:style style:name="P12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13" style:family="paragraph" style:parent-style-name="Standard">
      <style:text-properties style:font-name="標楷體" fo:font-size="8pt" style:font-name-asian="標楷體" style:font-size-asian="8pt" style:font-size-complex="8pt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3">
      <style:text-properties fo:font-size="16pt" style:font-name-asian="標楷體" style:font-size-asian="16pt" style:font-size-complex="16pt"/>
    </style:style>
    <style:style style:name="P16" style:family="paragraph" style:parent-style-name="Heading_20_3">
      <style:text-properties fo:font-size="16pt" style:font-name-asian="標楷體" style:font-size-asian="16pt" style:font-size-complex="16pt"/>
    </style:style>
    <style:style style:name="P17" style:family="paragraph" style:parent-style-name="Heading_20_3">
      <style:text-properties style:font-name-asian="標楷體"/>
    </style:style>
    <style:style style:name="P18" style:family="paragraph" style:parent-style-name="Heading_20_3">
      <style:text-properties style:font-name-asian="標楷體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20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21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24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5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29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30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31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32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3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27">第一章　決策系統<text:tab/>2</text:p>
          <text:p text:style-name="P14">第一節　決策條件<text:tab/>2</text:p>
          <text:p text:style-name="P26">第一段　條件形式<text:tab/>2</text:p>
          <text:p text:style-name="P26">第二段　輔助方法<text:tab/>3</text:p>
          <text:p text:style-name="P33">第一目　決策條件群<text:tab/>3</text:p>
          <text:p text:style-name="P33">第二目　決策表<text:tab/>3</text:p>
          <text:p text:style-name="P33">第三目　決策樹<text:tab/>3</text:p>
          <text:p text:style-name="P14">第二節　決策行動<text:tab/>4</text:p>
          <text:p text:style-name="P26">第一目　單純行動程序<text:tab/>4</text:p>
          <text:p text:style-name="P26">第二目　條件變動程序<text:tab/>4</text:p>
          <text:p text:style-name="P26">第三目　決策節點<text:tab/>4</text:p>
          <text:p text:style-name="P27">第二章　決策條件<text:tab/>5</text:p>
          <text:p text:style-name="P14">第一節　布林決策條件<text:tab/>5</text:p>
          <text:p text:style-name="P14">第二節　純量決策條件<text:tab/>5</text:p>
          <text:p text:style-name="P26">第一段　資料庫設計<text:tab/>6</text:p>
          <text:p text:style-name="P26">第二段　用途類型<text:tab/>6</text:p>
          <text:p text:style-name="P26">第三段　條件形式<text:tab/>7</text:p>
          <text:p text:style-name="P14">第二節　模糊決策條件<text:tab/>7</text:p>
          <text:p text:style-name="P14">第三節　灰色系統條件<text:tab/>7</text:p>
          <text:p text:style-name="P27">第三章　決策行動<text:tab/>8</text:p>
          <text:p text:style-name="P14">第一節　資料庫設計<text:tab/>8</text:p>
          <text:p text:style-name="P26">第一目　決策行動類型<text:tab/>9</text:p>
          <text:p text:style-name="P14">第二節　決策行動條件群<text:tab/>9</text:p>
          <text:p text:style-name="P14">第三節　決策行動條件項目<text:tab/>10</text:p>
          <text:p text:style-name="P26">第一目　數值比較方式<text:tab/>10</text:p>
          <text:p text:style-name="P27">第四章　知識庫中心決策派發系統<text:tab/>11</text:p>
          <text:p text:style-name="P27">第五章　博奕論決策系統<text:tab/>12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h text:style-name="P29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24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15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2107191219532730743" text:style-name="L1">
        <text:list-item>
          <text:p text:style-name="P11">布林決策條件</text:p>
        </text:list-item>
        <text:list-item>
          <text:p text:style-name="P11">純量決策條件</text:p>
        </text:list-item>
        <text:list-item>
          <text:p text:style-name="P11">模糊決策條件</text:p>
        </text:list-item>
        <text:list-item>
          <text:p text:style-name="P11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15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28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28" text:outline-level="4">第二目　決策表</text:h>
      <text:p text:style-name="P4"/>
      <text:p text:style-name="P4">「決策表」一般用於人工判斷決策行動映射關係的思考輔助，「決策表」的結果可以很容易地轉換成「決策條件群」。一般而言，「決策表」需要使用「布林決策條件」，較複雜的決策條件形式，「決策表」將會變得極為複雜，並不適合使用。</text:p>
      <text:p text:style-name="P4"/>
      <text:h text:style-name="P28" text:outline-level="4">第三目　決策樹</text:h>
      <text:p text:style-name="P4"/>
      <text:p text:style-name="P4">「決策樹」是特殊類型的「決策行動」，只要某個「決策行動」當中包含了一個「決策節點」，就可以被稱為「決策樹」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4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一般的「決策行動」其內部流程複雜，由許多步驟及子程序所組成，對「決策行動」的內部流程進行更進一步的細化，每個元件分解到足夠單純，以「決策系統」的角度來看，可以分類為「單純行動程序」（Pure Action）、「條件變動程序」（Condition Determinator）及「決策節點」（Decision Node）。</text:p>
      <text:p text:style-name="P4"/>
      <text:h text:style-name="P15" text:outline-level="3">第一目　單純行動程序</text:h>
      <text:p text:style-name="P4"/>
      <text:p text:style-name="P4">「單純行動程序」基本上不做流程上的分支，為序列化的執行程序，此外，對於「決策條件」不受此程序影響。</text:p>
      <text:p text:style-name="P4"/>
      <text:h text:style-name="P15" text:outline-level="3">第二目　條件變動程序</text:h>
      <text:p text:style-name="P4"/>
      <text:p text:style-name="P4">「條件變動程序」的執行過程當中，「決策條件」會受此程序影響。</text:p>
      <text:p text:style-name="P4"/>
      <text:h text:style-name="P15" text:outline-level="3">第三目　決策節點</text:h>
      <text:p text:style-name="P4"/>
      <text:p text:style-name="P4">「決策節點」專門執行流程上的分支，依據「決策條件」對應到其他的「決策行動」，進行實際程序執行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30" text:outline-level="1"><text:soft-page-break/>第二章　決策條件</text:h>
      <text:p text:style-name="P3"/>
      <text:p text:style-name="P4">「決策條件」可以有「布林決策條件」、「純量決策條件」、「模糊決策條件」及「灰色系統條件」等四大類。其中，「純量決策條件」可以有「整數決策條件」及「浮點數決策條件」兩種分支，而「布林決策條件」則是「整數決策條件」當中的一個特例。此外，「模糊決策條件」及「灰色系統條件」需要使用「浮點數決策條件」作為最終變換形式。</text:p>
      <text:p text:style-name="P3"/>
      <text:p text:style-name="P3">決策條件變換結構<text:span text:style-name="T1">如下圖所示：</text:span></text:p>
      <text:p text:style-name="P3"><draw:frame draw:style-name="fr1" draw:name="物件2" text:anchor-type="paragraph" svg:x="3.776cm" svg:y="0.482cm" svg:width="10.478cm" svg:height="6.67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4" text:outline-level="2">第一節　布林決策條件</text:h>
      <text:p text:style-name="P3"/>
      <text:p text:style-name="P4">「布林決策條件」是「整數決策條件」當中的一個特例，一般而言，布林值僅需要「真」與「假」兩種，而其值可以使用「整數決策條件」當中的整數值「1」與「0」來代表，比較的運算子為「等於」（==，equal），故「布林決策條件」可以使用「整數決策條件」來進行一般化。</text:p>
      <text:p text:style-name="P3"/>
      <text:h text:style-name="P24" text:outline-level="2">第<text:span text:style-name="T1">二</text:span>節　純量決策條件</text:h>
      <text:p text:style-name="P4"/>
      <text:p text:style-name="P4">「純量決策條件」可以有「整數決策條件」及「浮點數決策條件」兩種分支，其記錄方式為純數值，要變換到「布林值」時，則必須使用「比較算子」（Comparison operators）。</text:p>
      <text:p text:style-name="P4"/>
      <text:p text:style-name="P4">從現實的應用角度來看，數值比對當中，整數值的「等於」算子並不會出問題，而浮點數則無法真正進行精確比對。故此，許多應用場合需要使用「整數決策條件」。而使用模糊數學一類的決策條件時，則又需要使用「浮點數決策條件」，故此「純量決策條件」需要兩種數值運算體系。</text:p>
      <text:p text:style-name="P4"/>
      <text:p text:style-name="P4"/>
      <text:h text:style-name="P15" text:outline-level="3"><text:soft-page-break/>第一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9">名稱</text:p>
          </table:table-cell>
          <table:table-cell table:style-name="表格1.A1" office:value-type="string">
            <text:p text:style-name="P19">欄位</text:p>
          </table:table-cell>
          <table:table-cell table:style-name="表格1.A1" office:value-type="string">
            <text:p text:style-name="P19">資料型態</text:p>
          </table:table-cell>
          <table:table-cell table:style-name="表格1.D1" office:value-type="string">
            <text:p text:style-name="P19">說明</text:p>
          </table:table-cell>
        </table:table-row>
        <table:table-row>
          <table:table-cell table:style-name="表格1.A2" office:value-type="string">
            <text:p text:style-name="P20">檢索編號</text:p>
          </table:table-cell>
          <table:table-cell table:style-name="表格1.A2" office:value-type="string">
            <text:p text:style-name="P21">id</text:p>
          </table:table-cell>
          <table:table-cell table:style-name="表格1.A2" office:value-type="string">
            <text:p text:style-name="P21">bigint</text:p>
          </table:table-cell>
          <table:table-cell table:style-name="表格1.D2" office:value-type="string">
            <text:p text:style-name="P20">資料庫主鍵</text:p>
          </table:table-cell>
        </table:table-row>
        <table:table-row>
          <table:table-cell table:style-name="表格1.A2" office:value-type="string">
            <text:p text:style-name="P20">條件長編號</text:p>
          </table:table-cell>
          <table:table-cell table:style-name="表格1.A2" office:value-type="string">
            <text:p text:style-name="P21">uuid</text:p>
          </table:table-cell>
          <table:table-cell table:style-name="表格1.A2" office:value-type="string">
            <text:p text:style-name="P21">bigint</text:p>
          </table:table-cell>
          <table:table-cell table:style-name="表格1.D2" office:value-type="string">
            <text:p text:style-name="P20">決策條件長編號</text:p>
          </table:table-cell>
        </table:table-row>
        <table:table-row>
          <table:table-cell table:style-name="表格1.A2" office:value-type="string">
            <text:p text:style-name="P12">採用狀態</text:p>
          </table:table-cell>
          <table:table-cell table:style-name="表格1.A2" office:value-type="string">
            <text:p text:style-name="P21">used</text:p>
          </table:table-cell>
          <table:table-cell table:style-name="表格1.A2" office:value-type="string">
            <text:p text:style-name="P21">integer</text:p>
          </table:table-cell>
          <table:table-cell table:style-name="表格1.D2" office:value-type="string">
            <text:p text:style-name="P20">採用決策條件的方式</text:p>
          </table:table-cell>
        </table:table-row>
        <table:table-row>
          <table:table-cell table:style-name="表格1.A2" office:value-type="string">
            <text:p text:style-name="P12">用途類型</text:p>
          </table:table-cell>
          <table:table-cell table:style-name="表格1.A2" office:value-type="string">
            <text:p text:style-name="P13">type</text:p>
          </table:table-cell>
          <table:table-cell table:style-name="表格1.A2" office:value-type="string">
            <text:p text:style-name="P21">integer</text:p>
          </table:table-cell>
          <table:table-cell table:style-name="表格1.D2" office:value-type="string">
            <text:p text:style-name="P20">決策條件用途類型</text:p>
          </table:table-cell>
        </table:table-row>
        <table:table-row>
          <table:table-cell table:style-name="表格1.A2" office:value-type="string">
            <text:p text:style-name="P20">條件形式</text:p>
          </table:table-cell>
          <table:table-cell table:style-name="表格1.A2" office:value-type="string">
            <text:p text:style-name="P13">form</text:p>
          </table:table-cell>
          <table:table-cell table:style-name="表格1.A2" office:value-type="string">
            <text:p text:style-name="P21">integer</text:p>
          </table:table-cell>
          <table:table-cell table:style-name="表格1.D2" office:value-type="string">
            <text:p text:style-name="P20">決策條件判斷方法形式</text:p>
          </table:table-cell>
        </table:table-row>
        <table:table-row>
          <table:table-cell table:style-name="表格1.A2" office:value-type="string">
            <text:p text:style-name="P12">條件狀態值</text:p>
          </table:table-cell>
          <table:table-cell table:style-name="表格1.A2" office:value-type="string">
            <text:p text:style-name="P21">states</text:p>
          </table:table-cell>
          <table:table-cell table:style-name="表格1.A2" office:value-type="string">
            <text:p text:style-name="P21">bigint</text:p>
          </table:table-cell>
          <table:table-cell table:style-name="表格1.D2" office:value-type="string">
            <text:p text:style-name="P20">整數型態條件值</text:p>
          </table:table-cell>
        </table:table-row>
        <table:table-row>
          <table:table-cell table:style-name="表格1.A2" office:value-type="string">
            <text:p text:style-name="P12">條件數值</text:p>
          </table:table-cell>
          <table:table-cell table:style-name="表格1.A2" office:value-type="string">
            <text:p text:style-name="P21">value</text:p>
          </table:table-cell>
          <table:table-cell table:style-name="表格1.A2" office:value-type="string">
            <text:p text:style-name="P21">double</text:p>
          </table:table-cell>
          <table:table-cell table:style-name="表格1.D2" office:value-type="string">
            <text:p text:style-name="P20">浮點數型態條件值</text:p>
          </table:table-cell>
        </table:table-row>
        <table:table-row>
          <table:table-cell table:style-name="表格1.A2" office:value-type="string">
            <text:p text:style-name="P20">條件名稱</text:p>
          </table:table-cell>
          <table:table-cell table:style-name="表格1.A2" office:value-type="string">
            <text:p text:style-name="P21">name</text:p>
          </table:table-cell>
          <table:table-cell table:style-name="表格1.A2" office:value-type="string">
            <text:p text:style-name="P21">tinyblob</text:p>
          </table:table-cell>
          <table:table-cell table:style-name="表格1.D2" office:value-type="string">
            <text:p text:style-name="P20">決策條件代表名稱</text:p>
          </table:table-cell>
        </table:table-row>
        <table:table-row>
          <table:table-cell table:style-name="表格1.A2" office:value-type="string">
            <text:p text:style-name="P20">條件屬性</text:p>
          </table:table-cell>
          <table:table-cell table:style-name="表格1.A2" office:value-type="string">
            <text:p text:style-name="P21">json</text:p>
          </table:table-cell>
          <table:table-cell table:style-name="表格1.A2" office:value-type="string">
            <text:p text:style-name="P21">longblob</text:p>
          </table:table-cell>
          <table:table-cell table:style-name="表格1.D2" office:value-type="string">
            <text:p text:style-name="P20">決策條件附屬參數群</text:p>
          </table:table-cell>
        </table:table-row>
        <table:table-row>
          <table:table-cell table:style-name="表格1.A2" office:value-type="string">
            <text:p text:style-name="P12">數據變更時間</text:p>
          </table:table-cell>
          <table:table-cell table:style-name="表格1.A2" office:value-type="string">
            <text:p text:style-name="P21">ltime</text:p>
          </table:table-cell>
          <table:table-cell table:style-name="表格1.A2" office:value-type="string">
            <text:p text:style-name="P21">timestamp</text:p>
          </table:table-cell>
          <table:table-cell table:style-name="表格1.D2" office:value-type="string">
            <text:p text:style-name="P21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4"/>
      <text:section text:style-name="Sect1" text:name="純量條件資料庫設計">
        <text:p text:style-name="P5">create table `decisioncondi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form` integer default 1,</text:p>
        <text:p text:style-name="P5"><text:s text:c="2"/>`states` bigint default 0,</text:p>
        <text:p text:style-name="P5"><text:s text:c="2"/>`value` double default 0,</text:p>
        <text:p text:style-name="P5"><text:s text:c="2"/>`name` tinyblob default '',</text:p>
        <text:p text:style-name="P5"><text:s text:c="2"/>`json` longblob default '<text:span text:style-name="T1">{}</text:span>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form` (`form`),</text:p>
        <text:p text:style-name="P5"><text:s text:c="2"/>KEY `states` (`states`),</text:p>
        <text:p text:style-name="P5"><text:s text:c="2"/>KEY `value` (`value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4"/>
      <text:h text:style-name="P17" text:outline-level="3"><text:span text:style-name="T2">第</text:span><text:span text:style-name="T3">二</text:span><text:span text:style-name="T2">段　</text:span><text:span text:style-name="T2">用途類型</text:span></text:h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8">用途編號</text:p>
          </table:table-cell>
          <table:table-cell table:style-name="純量條件用途類型列表.A1" office:value-type="string">
            <text:p text:style-name="P8">用途名稱</text:p>
          </table:table-cell>
          <table:table-cell table:style-name="純量條件用途類型列表.C1" office:value-type="string">
            <text:p text:style-name="P8">用途說明</text:p>
          </table:table-cell>
        </table:table-row>
        <table:table-row>
          <table:table-cell table:style-name="純量條件用途類型列表.A2" office:value-type="float" office:value="0">
            <text:p text:style-name="P22">0</text:p>
          </table:table-cell>
          <table:table-cell table:style-name="純量條件用途類型列表.B2" office:value-type="string">
            <text:p text:style-name="P12">無指定</text:p>
          </table:table-cell>
          <table:table-cell table:style-name="純量條件用途類型列表.C2" office:value-type="string">
            <text:p text:style-name="P12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22">1</text:p>
          </table:table-cell>
          <table:table-cell table:style-name="純量條件用途類型列表.B2" office:value-type="string">
            <text:p text:style-name="P12">程式間流程控制</text:p>
          </table:table-cell>
          <table:table-cell table:style-name="純量條件用途類型列表.C2" office:value-type="string">
            <text:p text:style-name="P12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22">2</text:p>
          </table:table-cell>
          <table:table-cell table:style-name="純量條件用途類型列表.B2" office:value-type="string">
            <text:p text:style-name="P12">知識庫中心控制</text:p>
          </table:table-cell>
          <table:table-cell table:style-name="純量條件用途類型列表.C2" office:value-type="string">
            <text:p text:style-name="P12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22">3</text:p>
          </table:table-cell>
          <table:table-cell table:style-name="純量條件用途類型列表.B2" office:value-type="string">
            <text:p text:style-name="P12">資料庫中心記錄</text:p>
          </table:table-cell>
          <table:table-cell table:style-name="純量條件用途類型列表.C2" office:value-type="string">
            <text:p text:style-name="P12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22">4</text:p>
          </table:table-cell>
          <table:table-cell table:style-name="純量條件用途類型列表.B2" office:value-type="string">
            <text:p text:style-name="P12">人為指定</text:p>
          </table:table-cell>
          <table:table-cell table:style-name="純量條件用途類型列表.C2" office:value-type="string">
            <text:p text:style-name="P12">人為指定條件值</text:p>
          </table:table-cell>
        </table:table-row>
        <table:table-row>
          <table:table-cell table:style-name="純量條件用途類型列表.A2" office:value-type="float" office:value="5">
            <text:p text:style-name="P22">5</text:p>
          </table:table-cell>
          <table:table-cell table:style-name="純量條件用途類型列表.B2" office:value-type="string">
            <text:p text:style-name="P12">輔助程式設計用途</text:p>
          </table:table-cell>
          <table:table-cell table:style-name="純量條件用途類型列表.C2" office:value-type="string">
            <text:p text:style-name="P12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6">
            <text:p text:style-name="P22">6</text:p>
          </table:table-cell>
          <table:table-cell table:style-name="純量條件用途類型列表.B2" office:value-type="string">
            <text:p text:style-name="P12">計畫中尚未實際採用</text:p>
          </table:table-cell>
          <table:table-cell table:style-name="純量條件用途類型列表.C2" office:value-type="string">
            <text:p text:style-name="P12">標記為計畫中所使用的條件，避開決策派發系統使用該條件作為判斷</text:p>
          </table:table-cell>
        </table:table-row>
      </table:table>
      <text:p text:style-name="P4"/>
      <text:p text:style-name="P4"/>
      <text:h text:style-name="P15" text:outline-level="3"><text:soft-page-break/>第三段　條件形式</text:h>
      <text:p text:style-name="P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8">形式編號</text:p>
          </table:table-cell>
          <table:table-cell table:style-name="表格5.A1" office:value-type="string">
            <text:p text:style-name="P8">用途名稱</text:p>
          </table:table-cell>
          <table:table-cell table:style-name="表格5.C1" office:value-type="string">
            <text:p text:style-name="P8">用途說明</text:p>
          </table:table-cell>
        </table:table-row>
        <table:table-row>
          <table:table-cell table:style-name="表格5.A2" office:value-type="float" office:value="0">
            <text:p text:style-name="P22">0</text:p>
          </table:table-cell>
          <table:table-cell table:style-name="表格5.B2" office:value-type="string">
            <text:p text:style-name="P12">整數形式</text:p>
          </table:table-cell>
          <table:table-cell table:style-name="表格5.C2" office:value-type="string">
            <text:p text:style-name="P12">採用states作為狀態值</text:p>
          </table:table-cell>
        </table:table-row>
        <table:table-row>
          <table:table-cell table:style-name="表格5.A2" office:value-type="float" office:value="1">
            <text:p text:style-name="P22">1</text:p>
          </table:table-cell>
          <table:table-cell table:style-name="表格5.B2" office:value-type="string">
            <text:p text:style-name="P12">浮點數形式</text:p>
          </table:table-cell>
          <table:table-cell table:style-name="表格5.C2" office:value-type="string">
            <text:p text:style-name="P12">採用value作為狀態值</text:p>
          </table:table-cell>
        </table:table-row>
      </table:table>
      <text:p text:style-name="P4"/>
      <text:h text:style-name="P24" text:outline-level="2">第二節　模糊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h text:style-name="P24" text:outline-level="2">第三節　灰色系統條件</text:h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9" text:outline-level="1"><text:soft-page-break/>第三章　決策行動</text:h>
      <text:p text:style-name="P3"/>
      <text:p text:style-name="P3">「決策行動」<text:span text:style-name="T1">可以是任意的執行程序，其會在「決策條件」成立的狀況下，開始運行。</text:span></text:p>
      <text:p text:style-name="P3"/>
      <text:p text:style-name="P4">每個「決策行動」都有其附屬的「決策行動條件群」，以及其下所屬的「決策行動條件項目」，用於判斷是否執行「決策行動」。</text:p>
      <text:p text:style-name="P3"/>
      <text:h text:style-name="P24" text:outline-level="2">第一節　資料庫設計</text:h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9">名稱</text:p>
          </table:table-cell>
          <table:table-cell table:style-name="表格2.A1" office:value-type="string">
            <text:p text:style-name="P19">欄位</text:p>
          </table:table-cell>
          <table:table-cell table:style-name="表格2.A1" office:value-type="string">
            <text:p text:style-name="P19">資料型態</text:p>
          </table:table-cell>
          <table:table-cell table:style-name="表格2.D1" office:value-type="string">
            <text:p text:style-name="P19">說明</text:p>
          </table:table-cell>
        </table:table-row>
        <table:table-row>
          <table:table-cell table:style-name="表格2.A2" office:value-type="string">
            <text:p text:style-name="P20">檢索編號</text:p>
          </table:table-cell>
          <table:table-cell table:style-name="表格2.A2" office:value-type="string">
            <text:p text:style-name="P21">id</text:p>
          </table:table-cell>
          <table:table-cell table:style-name="表格2.A2" office:value-type="string">
            <text:p text:style-name="P21">bigint</text:p>
          </table:table-cell>
          <table:table-cell table:style-name="表格2.D2" office:value-type="string">
            <text:p text:style-name="P20">資料庫主鍵</text:p>
          </table:table-cell>
        </table:table-row>
        <table:table-row>
          <table:table-cell table:style-name="表格2.A2" office:value-type="string">
            <text:p text:style-name="P20">行動長編號</text:p>
          </table:table-cell>
          <table:table-cell table:style-name="表格2.A2" office:value-type="string">
            <text:p text:style-name="P21">uuid</text:p>
          </table:table-cell>
          <table:table-cell table:style-name="表格2.A2" office:value-type="string">
            <text:p text:style-name="P21">bigint</text:p>
          </table:table-cell>
          <table:table-cell table:style-name="表格2.D2" office:value-type="string">
            <text:p text:style-name="P20">行動長編號</text:p>
          </table:table-cell>
        </table:table-row>
        <table:table-row>
          <table:table-cell table:style-name="表格2.A2" office:value-type="string">
            <text:p text:style-name="P12">採用狀態</text:p>
          </table:table-cell>
          <table:table-cell table:style-name="表格2.A2" office:value-type="string">
            <text:p text:style-name="P21">used</text:p>
          </table:table-cell>
          <table:table-cell table:style-name="表格2.A2" office:value-type="string">
            <text:p text:style-name="P21">integer</text:p>
          </table:table-cell>
          <table:table-cell table:style-name="表格2.D2" office:value-type="string">
            <text:p text:style-name="P20">採用決策行動的方式</text:p>
          </table:table-cell>
        </table:table-row>
        <table:table-row>
          <table:table-cell table:style-name="表格2.A2" office:value-type="string">
            <text:p text:style-name="P12">行動類型</text:p>
          </table:table-cell>
          <table:table-cell table:style-name="表格2.A2" office:value-type="string">
            <text:p text:style-name="P13">type</text:p>
          </table:table-cell>
          <table:table-cell table:style-name="表格2.A2" office:value-type="string">
            <text:p text:style-name="P21">integer</text:p>
          </table:table-cell>
          <table:table-cell table:style-name="表格2.D2" office:value-type="string">
            <text:p text:style-name="P20">決策行動類型</text:p>
          </table:table-cell>
        </table:table-row>
        <table:table-row>
          <table:table-cell table:style-name="表格2.A2" office:value-type="string">
            <text:p text:style-name="P12">行動狀態</text:p>
          </table:table-cell>
          <table:table-cell table:style-name="表格2.A2" office:value-type="string">
            <text:p text:style-name="P21">states</text:p>
          </table:table-cell>
          <table:table-cell table:style-name="表格2.A2" office:value-type="string">
            <text:p text:style-name="P21">bigint</text:p>
          </table:table-cell>
          <table:table-cell table:style-name="表格2.D2" office:value-type="string">
            <text:p text:style-name="P20">決策行動狀態值</text:p>
          </table:table-cell>
        </table:table-row>
        <table:table-row>
          <table:table-cell table:style-name="表格2.A2" office:value-type="string">
            <text:p text:style-name="P12">行動名稱</text:p>
          </table:table-cell>
          <table:table-cell table:style-name="表格2.A2" office:value-type="string">
            <text:p text:style-name="P21">name</text:p>
          </table:table-cell>
          <table:table-cell table:style-name="表格2.A2" office:value-type="string">
            <text:p text:style-name="P21">tinyblob</text:p>
          </table:table-cell>
          <table:table-cell table:style-name="表格2.D2" office:value-type="string">
            <text:p text:style-name="P20">決策行動代表名稱</text:p>
          </table:table-cell>
        </table:table-row>
        <table:table-row>
          <table:table-cell table:style-name="表格2.A2" office:value-type="string">
            <text:p text:style-name="P12">行動屬性</text:p>
          </table:table-cell>
          <table:table-cell table:style-name="表格2.A2" office:value-type="string">
            <text:p text:style-name="P21">json</text:p>
          </table:table-cell>
          <table:table-cell table:style-name="表格2.A2" office:value-type="string">
            <text:p text:style-name="P21">longblob</text:p>
          </table:table-cell>
          <table:table-cell table:style-name="表格2.D2" office:value-type="string">
            <text:p text:style-name="P20">決策行動附屬參數群</text:p>
          </table:table-cell>
        </table:table-row>
        <table:table-row>
          <table:table-cell table:style-name="表格2.A2" office:value-type="string">
            <text:p text:style-name="P12">數據變更時間</text:p>
          </table:table-cell>
          <table:table-cell table:style-name="表格2.A2" office:value-type="string">
            <text:p text:style-name="P21">ltime</text:p>
          </table:table-cell>
          <table:table-cell table:style-name="表格2.A2" office:value-type="string">
            <text:p text:style-name="P21">timestamp</text:p>
          </table:table-cell>
          <table:table-cell table:style-name="表格2.D2" office:value-type="string">
            <text:p text:style-name="P21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資料庫設計">
        <text:p text:style-name="P5">create table `decisionac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states` bigint default 0,</text:p>
        <text:p text:style-name="P5"><text:s text:c="2"/>`name` tinyblob default '',</text:p>
        <text:p text:style-name="P5"><text:s text:c="2"/>`json` longblob default '{}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states` (`states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3"><text:soft-page-break/><text:span text:style-name="T2">第一目　決策行動類型</text:span></text:h>
      <text:p text:style-name="P4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8">用途編號</text:p>
          </table:table-cell>
          <table:table-cell table:style-name="表格6.A1" office:value-type="string">
            <text:p text:style-name="P8">用途名稱</text:p>
          </table:table-cell>
          <table:table-cell table:style-name="表格6.C1" office:value-type="string">
            <text:p text:style-name="P8">用途說明</text:p>
          </table:table-cell>
        </table:table-row>
        <table:table-row>
          <table:table-cell table:style-name="表格6.A2" office:value-type="float" office:value="0">
            <text:p text:style-name="P22">0</text:p>
          </table:table-cell>
          <table:table-cell table:style-name="表格6.B2" office:value-type="string">
            <text:p text:style-name="P12">通用行動程序</text:p>
          </table:table-cell>
          <table:table-cell table:style-name="表格6.C2" office:value-type="string">
            <text:p text:style-name="P12"/>
          </table:table-cell>
        </table:table-row>
        <table:table-row>
          <table:table-cell table:style-name="表格6.A2" office:value-type="float" office:value="1">
            <text:p text:style-name="P22">1</text:p>
          </table:table-cell>
          <table:table-cell table:style-name="表格6.B2" office:value-type="string">
            <text:p text:style-name="P12">單純行動程序</text:p>
          </table:table-cell>
          <table:table-cell table:style-name="表格6.C2" office:value-type="string">
            <text:p text:style-name="P12"/>
          </table:table-cell>
        </table:table-row>
        <table:table-row>
          <table:table-cell table:style-name="表格6.A2" office:value-type="float" office:value="2">
            <text:p text:style-name="P22">2</text:p>
          </table:table-cell>
          <table:table-cell table:style-name="表格6.B2" office:value-type="string">
            <text:p text:style-name="P12">條件變動程序</text:p>
          </table:table-cell>
          <table:table-cell table:style-name="表格6.C2" office:value-type="string">
            <text:p text:style-name="P12"/>
          </table:table-cell>
        </table:table-row>
        <table:table-row>
          <table:table-cell table:style-name="表格6.A2" office:value-type="float" office:value="3">
            <text:p text:style-name="P22">3</text:p>
          </table:table-cell>
          <table:table-cell table:style-name="表格6.B2" office:value-type="string">
            <text:p text:style-name="P12">決策節點</text:p>
          </table:table-cell>
          <table:table-cell table:style-name="表格6.C2" office:value-type="string">
            <text:p text:style-name="P12"/>
          </table:table-cell>
        </table:table-row>
        <table:table-row>
          <table:table-cell table:style-name="表格6.A2" office:value-type="float" office:value="4">
            <text:p text:style-name="P22">4</text:p>
          </table:table-cell>
          <table:table-cell table:style-name="表格6.B2" office:value-type="string">
            <text:p text:style-name="P12">外部執行程序</text:p>
          </table:table-cell>
          <table:table-cell table:style-name="表格6.C2" office:value-type="string">
            <text:p text:style-name="P12"/>
          </table:table-cell>
        </table:table-row>
        <table:table-row>
          <table:table-cell table:style-name="表格6.A2" office:value-type="float" office:value="999">
            <text:p text:style-name="P22">999</text:p>
          </table:table-cell>
          <table:table-cell table:style-name="表格6.B2" office:value-type="string">
            <text:p text:style-name="P12">任意類型執行程序</text:p>
          </table:table-cell>
          <table:table-cell table:style-name="表格6.C2" office:value-type="string">
            <text:p text:style-name="P12"/>
          </table:table-cell>
        </table:table-row>
      </table:table>
      <text:p text:style-name="P3"/>
      <text:h text:style-name="P24" text:outline-level="2">第二節　決策行動條件群</text:h>
      <text:p text:style-name="P3"/>
      <text:p text:style-name="P4">在同一個「決策行動條件群」當中的所有「決策行動條件項目」都成立時，即可執行此一「決策行動」。</text:p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9">名稱</text:p>
          </table:table-cell>
          <table:table-cell table:style-name="表格3.A1" office:value-type="string">
            <text:p text:style-name="P19">欄位</text:p>
          </table:table-cell>
          <table:table-cell table:style-name="表格3.A1" office:value-type="string">
            <text:p text:style-name="P19">資料型態</text:p>
          </table:table-cell>
          <table:table-cell table:style-name="表格3.D1" office:value-type="string">
            <text:p text:style-name="P19">說明</text:p>
          </table:table-cell>
        </table:table-row>
        <table:table-row>
          <table:table-cell table:style-name="表格3.A2" office:value-type="string">
            <text:p text:style-name="P20">檢索編號</text:p>
          </table:table-cell>
          <table:table-cell table:style-name="表格3.A2" office:value-type="string">
            <text:p text:style-name="P21">id</text:p>
          </table:table-cell>
          <table:table-cell table:style-name="表格3.A2" office:value-type="string">
            <text:p text:style-name="P21">bigint</text:p>
          </table:table-cell>
          <table:table-cell table:style-name="表格3.D2" office:value-type="string">
            <text:p text:style-name="P20">資料庫主鍵</text:p>
          </table:table-cell>
        </table:table-row>
        <table:table-row>
          <table:table-cell table:style-name="表格3.A2" office:value-type="string">
            <text:p text:style-name="P20">行動長編號</text:p>
          </table:table-cell>
          <table:table-cell table:style-name="表格3.A2" office:value-type="string">
            <text:p text:style-name="P21">action</text:p>
          </table:table-cell>
          <table:table-cell table:style-name="表格3.A2" office:value-type="string">
            <text:p text:style-name="P21">bigint</text:p>
          </table:table-cell>
          <table:table-cell table:style-name="表格3.D2" office:value-type="string">
            <text:p text:style-name="P20">行動長編號</text:p>
          </table:table-cell>
        </table:table-row>
        <table:table-row>
          <table:table-cell table:style-name="表格3.A2" office:value-type="string">
            <text:p text:style-name="P12">採用狀態</text:p>
          </table:table-cell>
          <table:table-cell table:style-name="表格3.A2" office:value-type="string">
            <text:p text:style-name="P21">group</text:p>
          </table:table-cell>
          <table:table-cell table:style-name="表格3.A2" office:value-type="string">
            <text:p text:style-name="P21">integer</text:p>
          </table:table-cell>
          <table:table-cell table:style-name="表格3.D2" office:value-type="string">
            <text:p text:style-name="P20">決策行動專屬條件群編號</text:p>
          </table:table-cell>
        </table:table-row>
        <table:table-row>
          <table:table-cell table:style-name="表格3.A2" office:value-type="string">
            <text:p text:style-name="P12">數據變更時間</text:p>
          </table:table-cell>
          <table:table-cell table:style-name="表格3.A2" office:value-type="string">
            <text:p text:style-name="P21">ltime</text:p>
          </table:table-cell>
          <table:table-cell table:style-name="表格3.A2" office:value-type="string">
            <text:p text:style-name="P21">timestamp</text:p>
          </table:table-cell>
          <table:table-cell table:style-name="表格3.D2" office:value-type="string">
            <text:p text:style-name="P21">UNIX<text:span text:style-name="T1">時間戳，最後一次數據變更的時間</text:span></text:p>
          </table:table-cell>
        </table:table-row>
      </table:table>
      <text:p text:style-name="P4"/>
      <text:p text:style-name="P4">資料庫語法如下：</text:p>
      <text:p text:style-name="P3"/>
      <text:section text:style-name="Sect1" text:name="決策行動專屬條件群">
        <text:p text:style-name="P5">create table `decisionconditiongroups` (</text:p>
        <text:p text:style-name="P5"><text:s text:c="2"/>`id` bigint not null auto_increment primary key,</text:p>
        <text:p text:style-name="P5"><text:s text:c="2"/>`action` bigint not null,</text:p>
        <text:p text:style-name="P5"><text:s text:c="2"/>`group` integer default 0,</text:p>
        <text:p text:style-name="P5"><text:s text:c="2"/>`ltime` timestamp not null default current_timestamp() on update current_timestamp(),</text:p>
        <text:p text:style-name="P5"><text:s text:c="2"/>key `action` (`action`),</text:p>
        <text:p text:style-name="P5"><text:s text:c="2"/>key `group` (`group`) ,</text:p>
        <text:p text:style-name="P5"><text:span text:style-name="T1"><text:s text:c="2"/></text:span>unique `actiongroup` (`action`,`group`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2"><text:soft-page-break/>第三節　決策行動條件項目</text:h>
      <text:p text:style-name="P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9">名稱</text:p>
          </table:table-cell>
          <table:table-cell table:style-name="表格4.A1" office:value-type="string">
            <text:p text:style-name="P19">欄位</text:p>
          </table:table-cell>
          <table:table-cell table:style-name="表格4.A1" office:value-type="string">
            <text:p text:style-name="P19">資料型態</text:p>
          </table:table-cell>
          <table:table-cell table:style-name="表格4.D1" office:value-type="string">
            <text:p text:style-name="P19">說明</text:p>
          </table:table-cell>
        </table:table-row>
        <table:table-row>
          <table:table-cell table:style-name="表格4.A2" office:value-type="string">
            <text:p text:style-name="P20">檢索編號</text:p>
          </table:table-cell>
          <table:table-cell table:style-name="表格4.A2" office:value-type="string">
            <text:p text:style-name="P21">id</text:p>
          </table:table-cell>
          <table:table-cell table:style-name="表格4.A2" office:value-type="string">
            <text:p text:style-name="P21">bigint</text:p>
          </table:table-cell>
          <table:table-cell table:style-name="表格4.D2" office:value-type="string">
            <text:p text:style-name="P20">資料庫主鍵</text:p>
          </table:table-cell>
        </table:table-row>
        <table:table-row>
          <table:table-cell table:style-name="表格4.A2" office:value-type="string">
            <text:p text:style-name="P20">行動長編號</text:p>
          </table:table-cell>
          <table:table-cell table:style-name="表格4.A2" office:value-type="string">
            <text:p text:style-name="P21">action</text:p>
          </table:table-cell>
          <table:table-cell table:style-name="表格4.A2" office:value-type="string">
            <text:p text:style-name="P21">bigint</text:p>
          </table:table-cell>
          <table:table-cell table:style-name="表格4.D2" office:value-type="string">
            <text:p text:style-name="P20">行動長編號</text:p>
          </table:table-cell>
        </table:table-row>
        <table:table-row>
          <table:table-cell table:style-name="表格4.A2" office:value-type="string">
            <text:p text:style-name="P20">條件長編號</text:p>
          </table:table-cell>
          <table:table-cell table:style-name="表格4.A2" office:value-type="string">
            <text:p text:style-name="P21">condition</text:p>
          </table:table-cell>
          <table:table-cell table:style-name="表格4.A2" office:value-type="string">
            <text:p text:style-name="P21">bigint</text:p>
          </table:table-cell>
          <table:table-cell table:style-name="表格4.D2" office:value-type="string">
            <text:p text:style-name="P20">條件長編號</text:p>
          </table:table-cell>
        </table:table-row>
        <table:table-row>
          <table:table-cell table:style-name="表格4.A2" office:value-type="string">
            <text:p text:style-name="P12">決策條件群</text:p>
          </table:table-cell>
          <table:table-cell table:style-name="表格4.A2" office:value-type="string">
            <text:p text:style-name="P13">group</text:p>
          </table:table-cell>
          <table:table-cell table:style-name="表格4.A2" office:value-type="string">
            <text:p text:style-name="P21">integer</text:p>
          </table:table-cell>
          <table:table-cell table:style-name="表格4.D2" office:value-type="string">
            <text:p text:style-name="P20">決策行動專屬條件群編號</text:p>
          </table:table-cell>
        </table:table-row>
        <table:table-row>
          <table:table-cell table:style-name="表格4.A2" office:value-type="string">
            <text:p text:style-name="P12">行動條件名稱</text:p>
          </table:table-cell>
          <table:table-cell table:style-name="表格4.A2" office:value-type="string">
            <text:p text:style-name="P21">name</text:p>
          </table:table-cell>
          <table:table-cell table:style-name="表格4.A2" office:value-type="string">
            <text:p text:style-name="P21">tinyblob</text:p>
          </table:table-cell>
          <table:table-cell table:style-name="表格4.D2" office:value-type="string">
            <text:p text:style-name="P12">行動所依據的判斷條件名稱</text:p>
          </table:table-cell>
        </table:table-row>
        <table:table-row>
          <table:table-cell table:style-name="表格4.A2" office:value-type="string">
            <text:p text:style-name="P12">採用方案</text:p>
          </table:table-cell>
          <table:table-cell table:style-name="表格4.A2" office:value-type="string">
            <text:p text:style-name="P21">adopt</text:p>
          </table:table-cell>
          <table:table-cell table:style-name="表格4.A2" office:value-type="string">
            <text:p text:style-name="P21">integer</text:p>
          </table:table-cell>
          <table:table-cell table:style-name="表格4.D2" office:value-type="string">
            <text:p text:style-name="P12">採用這個條件的方式</text:p>
          </table:table-cell>
        </table:table-row>
        <table:table-row>
          <table:table-cell table:style-name="表格4.A2" office:value-type="string">
            <text:p text:style-name="P20">比較方式</text:p>
          </table:table-cell>
          <table:table-cell table:style-name="表格4.A2" office:value-type="string">
            <text:p text:style-name="P21">compare</text:p>
          </table:table-cell>
          <table:table-cell table:style-name="表格4.A2" office:value-type="string">
            <text:p text:style-name="P21">integer</text:p>
          </table:table-cell>
          <table:table-cell table:style-name="表格4.D2" office:value-type="string">
            <text:p text:style-name="P20">數值比較方式</text:p>
          </table:table-cell>
        </table:table-row>
        <table:table-row>
          <table:table-cell table:style-name="表格4.A2" office:value-type="string">
            <text:p text:style-name="P12">比較狀態值</text:p>
          </table:table-cell>
          <table:table-cell table:style-name="表格4.A2" office:value-type="string">
            <text:p text:style-name="P21">states</text:p>
          </table:table-cell>
          <table:table-cell table:style-name="表格4.A2" office:value-type="string">
            <text:p text:style-name="P21">bigint</text:p>
          </table:table-cell>
          <table:table-cell table:style-name="表格4.D2" office:value-type="string">
            <text:p text:style-name="P20">整數型態比較值</text:p>
          </table:table-cell>
        </table:table-row>
        <table:table-row>
          <table:table-cell table:style-name="表格4.A2" office:value-type="string">
            <text:p text:style-name="P12">比較數值</text:p>
          </table:table-cell>
          <table:table-cell table:style-name="表格4.A2" office:value-type="string">
            <text:p text:style-name="P21">value</text:p>
          </table:table-cell>
          <table:table-cell table:style-name="表格4.A2" office:value-type="string">
            <text:p text:style-name="P21">double</text:p>
          </table:table-cell>
          <table:table-cell table:style-name="表格4.D2" office:value-type="string">
            <text:p text:style-name="P20">浮點數型態比較值</text:p>
          </table:table-cell>
        </table:table-row>
        <table:table-row>
          <table:table-cell table:style-name="表格4.A2" office:value-type="string">
            <text:p text:style-name="P12">數據變更時間</text:p>
          </table:table-cell>
          <table:table-cell table:style-name="表格4.A2" office:value-type="string">
            <text:p text:style-name="P21">ltime</text:p>
          </table:table-cell>
          <table:table-cell table:style-name="表格4.A2" office:value-type="string">
            <text:p text:style-name="P21">timestamp</text:p>
          </table:table-cell>
          <table:table-cell table:style-name="表格4.D2" office:value-type="string">
            <text:p text:style-name="P21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所屬條件對映">
        <text:p text:style-name="P6">create table `decisionmappings` (</text:p>
        <text:p text:style-name="P6"><text:s text:c="2"/>`id` bigint not null auto_increment primary key,</text:p>
        <text:p text:style-name="P6"><text:s text:c="2"/>`action` bigint not null,</text:p>
        <text:p text:style-name="P6"><text:s text:c="2"/>`condition` bigint not null,</text:p>
        <text:p text:style-name="P6"><text:s text:c="2"/>`group` integer default 0,</text:p>
        <text:p text:style-name="P6"><text:s text:c="2"/>`name` tinyblob default '',</text:p>
        <text:p text:style-name="P6"><text:s text:c="2"/>`adopt` integer default 1,</text:p>
        <text:p text:style-name="P6"><text:s text:c="2"/>`compare` integer default 0,</text:p>
        <text:p text:style-name="P6"><text:s text:c="2"/>`states` bigint default 0,</text:p>
        <text:p text:style-name="P6"><text:s text:c="2"/>`value` double default 0,</text:p>
        <text:p text:style-name="P6"><text:s text:c="2"/>`ltime` timestamp not null default current_timestamp() on update current_timestamp(),</text:p>
        <text:p text:style-name="P6"><text:s text:c="2"/>KEY `action` (`action`),</text:p>
        <text:p text:style-name="P6"><text:s text:c="2"/>KEY `condition` (`condition`),</text:p>
        <text:p text:style-name="P6"><text:s text:c="2"/>KEY `group` (`group`),</text:p>
        <text:p text:style-name="P6"><text:s text:c="2"/>KEY `name` (`name`(64)),</text:p>
        <text:p text:style-name="P6"><text:s text:c="2"/>KEY `adopt` (`adopt`),</text:p>
        <text:p text:style-name="P6"><text:s text:c="2"/>KEY `compare` (`compare`),</text:p>
        <text:p text:style-name="P6"><text:s text:c="2"/>KEY `states` (`states`) ,</text:p>
        <text:p text:style-name="P6"><text:s text:c="2"/>KEY `value` (`value`) ,</text:p>
        <text:p text:style-name="P6"><text:s text:c="2"/>KEY `ltime` (`ltime`)</text:p>
        <text:p text:style-name="P6">) Engine=Aria default charset=utf8mb4 ;</text:p>
      </text:section>
      <text:p text:style-name="P3"/>
      <text:h text:style-name="P15" text:outline-level="3">第一目　數值比較方式</text:h>
      <text:p text:style-name="P4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8">用途編號</text:p>
          </table:table-cell>
          <table:table-cell table:style-name="表格7.A1" office:value-type="string">
            <text:p text:style-name="P8">用途名稱</text:p>
          </table:table-cell>
          <table:table-cell table:style-name="表格7.C1" office:value-type="string">
            <text:p text:style-name="P8">用途說明</text:p>
          </table:table-cell>
        </table:table-row>
        <table:table-row>
          <table:table-cell table:style-name="表格7.A2" office:value-type="float" office:value="0">
            <text:p text:style-name="P22">0</text:p>
          </table:table-cell>
          <table:table-cell table:style-name="表格7.B2" office:value-type="string">
            <text:p text:style-name="P12">等於</text:p>
          </table:table-cell>
          <table:table-cell table:style-name="表格7.C2" office:value-type="string">
            <text:p text:style-name="P12">==</text:p>
          </table:table-cell>
        </table:table-row>
        <table:table-row>
          <table:table-cell table:style-name="表格7.A2" office:value-type="float" office:value="1">
            <text:p text:style-name="P22">1</text:p>
          </table:table-cell>
          <table:table-cell table:style-name="表格7.B2" office:value-type="string">
            <text:p text:style-name="P12">不等於</text:p>
          </table:table-cell>
          <table:table-cell table:style-name="表格7.C2" office:value-type="string">
            <text:p text:style-name="P12">!=</text:p>
          </table:table-cell>
        </table:table-row>
        <table:table-row>
          <table:table-cell table:style-name="表格7.A2" office:value-type="float" office:value="2">
            <text:p text:style-name="P22">2</text:p>
          </table:table-cell>
          <table:table-cell table:style-name="表格7.B2" office:value-type="string">
            <text:p text:style-name="P12">小於</text:p>
          </table:table-cell>
          <table:table-cell table:style-name="表格7.C2" office:value-type="string">
            <text:p text:style-name="P12">&lt;</text:p>
          </table:table-cell>
        </table:table-row>
        <table:table-row>
          <table:table-cell table:style-name="表格7.A2" office:value-type="float" office:value="3">
            <text:p text:style-name="P22">3</text:p>
          </table:table-cell>
          <table:table-cell table:style-name="表格7.B2" office:value-type="string">
            <text:p text:style-name="P12">小於等於</text:p>
          </table:table-cell>
          <table:table-cell table:style-name="表格7.C2" office:value-type="string">
            <text:p text:style-name="P12">&lt;=</text:p>
          </table:table-cell>
        </table:table-row>
        <table:table-row>
          <table:table-cell table:style-name="表格7.A2" office:value-type="float" office:value="4">
            <text:p text:style-name="P22">4</text:p>
          </table:table-cell>
          <table:table-cell table:style-name="表格7.B2" office:value-type="string">
            <text:p text:style-name="P12">大於</text:p>
          </table:table-cell>
          <table:table-cell table:style-name="表格7.C2" office:value-type="string">
            <text:p text:style-name="P12">&gt;</text:p>
          </table:table-cell>
        </table:table-row>
        <table:table-row>
          <table:table-cell table:style-name="表格7.A2" office:value-type="float" office:value="5">
            <text:p text:style-name="P22">5</text:p>
          </table:table-cell>
          <table:table-cell table:style-name="表格7.B2" office:value-type="string">
            <text:p text:style-name="P12">大於等於</text:p>
          </table:table-cell>
          <table:table-cell table:style-name="表格7.C2" office:value-type="string">
            <text:p text:style-name="P12">&gt;=</text:p>
          </table:table-cell>
        </table:table-row>
      </table:table>
      <text:p text:style-name="P3"/>
      <text:p text:style-name="P3"/>
      <text:p text:style-name="P3"/>
      <text:h text:style-name="P31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2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3</text:page-number>/<text:page-count>13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19T18:13:00.09</dc:date>
    <dc:creator>峰澐 林</dc:creator>
    <meta:editing-duration>PT6H37M23S</meta:editing-duration>
    <meta:editing-cycles>304</meta:editing-cycles>
    <meta:generator>OpenOffice/4.1.12$Win32 OpenOffice.org_project/4112m1$Build-9809</meta:generator>
    <meta:document-statistic meta:table-count="8" meta:image-count="0" meta:object-count="2" meta:page-count="13" meta:paragraph-count="382" meta:word-count="3635" meta:character-count="63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2" draw:id="id2" draw:layer="layout" svg:width="4cm" svg:height="1cm" svg:x="8.3cm" svg:y="10.4cm">
          <text:p text:style-name="P1"><text:span text:style-name="T1">布林決策條件</text:span></text:p>
        </draw:rect>
        <draw:rect draw:style-name="gr1" draw:text-style-name="P2" xml:id="id3" draw:id="id3" draw:layer="layout" svg:width="4cm" svg:height="1cm" svg:x="11cm" svg:y="8.2cm">
          <text:p text:style-name="P1"><text:span text:style-name="T1">浮點數決策條件</text:span></text:p>
        </draw:rect>
        <draw:rect draw:style-name="gr1" draw:text-style-name="P2" xml:id="id1" draw:id="id1" draw:layer="layout" svg:width="4cm" svg:height="1cm" svg:x="5.5cm" svg:y="8.2cm">
          <text:p text:style-name="P1"><text:span text:style-name="T1">整數決策條件</text:span></text:p>
        </draw:rect>
        <draw:rect draw:style-name="gr1" draw:text-style-name="P2" xml:id="id5" draw:id="id5" draw:layer="layout" svg:width="4cm" svg:height="1cm" svg:x="11cm" svg:y="6cm">
          <text:p text:style-name="P1"><text:span text:style-name="T1">灰色系統條件</text:span></text:p>
        </draw:rect>
        <draw:rect draw:style-name="gr1" draw:text-style-name="P2" xml:id="id4" draw:id="id4" draw:layer="layout" svg:width="4cm" svg:height="1cm" svg:x="5.5cm" svg:y="6cm">
          <text:p text:style-name="P1"><text:span text:style-name="T1">模糊決策條件</text:span></text:p>
        </draw:rect>
        <draw:connector draw:style-name="gr2" draw:text-style-name="P1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2" draw:text-style-name="P1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2" draw:text-style-name="P1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2" draw:text-style-name="P1" draw:layer="layout" svg:x1="13cm" svg:y1="7cm" svg:x2="13cm" svg:y2="8.2cm" draw:start-shape="id5" draw:start-glue-point="2" draw:end-shape="id3" draw:end-glue-point="0" svg:d="M13000 7000v120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